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3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4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5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6897bb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8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1">
      <style:text-properties fo:font-variant="normal" fo:text-transform="none" fo:color="#6a8759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a9b7c6" style:text-line-through-type="none" style:text-line-through-style="none" style:text-line-through-width="auto" style:text-line-through-color="font-color" style:text-position="0% 100%" fo:font-family="Menlo" style:font-family-asian="Arial Unicode MS" style:font-family-complex="Arial Unicode MS" style:font-pitch-asian="variable" style:font-pitch-complex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26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2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3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4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5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6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7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8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9" text:bullet-char="●">
        <style:list-level-properties text:space-before="0in" text:min-label-width="0.5in"/>
        <style:text-properties fo:color="#000000" fo:font-family="StarSymbol" fo:font-size="100%"/>
      </text:list-level-style-bullet>
    </text:list-style>
    <text:list-style style:name="a126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35">
      <text:list-level-style-bullet text:level="1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2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3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4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5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6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7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8" text:bullet-char="●">
        <style:list-level-properties text:space-before="0in" text:min-label-width="0.5in"/>
        <style:text-properties fo:color="#000000" fo:font-family="StarSymbol" fo:font-size="100%"/>
      </text:list-level-style-bullet>
      <text:list-level-style-bullet text:level="9" text:bullet-char="●">
        <style:list-level-properties text:space-before="0in" text:min-label-width="0.5in"/>
        <style:text-properties fo:color="#000000" fo:font-family="StarSymbol" fo:font-size="100%"/>
      </text:list-level-style-bullet>
    </text:list-style>
    <text:list-style style:name="a12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number:date-style xmlns:number="urn:oasis:names:tc:opendocument:xmlns:datastyle:1.0" style:name="a1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1243" draw:master-page-name="Master1-Layout1-title-Title-Slide" presentation:presentation-page-layout-name="Master1-PPL1" draw:id="Slide-256">
        <draw:frame draw:id="id137" draw:style-name="a1247" draw:name="Date Placeholder 3" svg:x="0.91654in" svg:y="6.95157in" svg:width="2.99961in" svg:height="0.39882in">
          <draw:text-box>
            <text:p text:style-name="a1246" text:class-names="" text:cond-style-name=""><text:span text:style-name="a1244" text:class-names=""><text:date text:fixed="false" style:data-style-name="a1245">2016/10/7</text:date></text:span></text:p>
          </draw:text-box>
          <svg:title/>
          <svg:desc/>
        </draw:frame>
        <draw:frame draw:id="id138" presentation:style-name="a1251" draw:name="Title 1" svg:x="1.66667in" svg:y="1.22743in" svg:width="10in" svg:height="2.61111in" presentation:class="title" presentation:placeholder="false">
          <draw:text-box>
            <text:p text:style-name="a1250" text:class-names="" text:cond-style-name=""><text:span text:style-name="a1248" text:class-names="">Redovisning 1</text:span><text:span text:style-name="a1249" text:class-names=""/></text:p>
          </draw:text-box>
          <svg:title/>
          <svg:desc/>
        </draw:frame>
        <draw:frame draw:id="id139" presentation:style-name="a1255" draw:name="Subtitle 2" svg:x="1.66667in" svg:y="3.93924in" svg:width="10in" svg:height="1.81076in" presentation:class="subtitle" presentation:placeholder="false">
          <draw:text-box>
            <text:p text:style-name="a1254" text:class-names="" text:cond-style-name=""><text:span text:style-name="a1252" text:class-names="">2016-10-10</text:span><text:span text:style-name="a1253" text:class-names=""/></text:p>
          </draw:text-box>
          <svg:title/>
          <svg:desc/>
        </draw:frame>
      </draw:page>
      <draw:page draw:name="Versionshanteringsystem" draw:style-name="a1256" draw:master-page-name="Master1-Layout7-blank-Blank" presentation:presentation-page-layout-name="Master1-PPL7" draw:id="Slide-257">
        <draw:frame draw:id="id140" presentation:style-name="a1259" draw:name="Rubrik 1" svg:x="0.91654in" svg:y="0.39921in" svg:width="11.49961in" svg:height="1.44921in" presentation:class="title" presentation:placeholder="false">
          <draw:text-box>
            <text:p text:style-name="a1258" text:class-names="" text:cond-style-name=""><text:span text:style-name="a1257" text:class-names="">Versionshanteringsystem</text:span></text:p>
          </draw:text-box>
          <svg:title/>
          <svg:desc/>
        </draw:frame>
        <draw:frame draw:id="id141" presentation:style-name="a1269" draw:name="Platshållare för innehåll 2" svg:x="0.91654in" svg:y="1.99646in" svg:width="11.49961in" svg:height="4.75827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Git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GitHub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So far so good</text:span></text:p>
              </text:list-item>
            </text:list>
          </draw:text-box>
          <svg:title/>
          <svg:desc/>
        </draw:frame>
        <presentation:notes draw:style-name="a1275">
          <draw:frame draw:id="id142" draw:style-name="a1272" draw:name="Slide Number Placeholder 6" svg:x="4.67953in" svg:y="11.10827in" svg:width="3.5878in" svg:height="0.58425in">
            <draw:text-box>
              <text:p text:style-name="a1271" text:class-names="" text:cond-style-name=""><text:span text:style-name="a1270" text:class-names=""><text:page-number style:num-format="1" text:fixed="false"/></text:span></text:p>
            </draw:text-box>
            <svg:title/>
            <svg:desc/>
          </draw:frame>
          <draw:page-thumbnail draw:page-number="2" svg:x="1.21063in" svg:y="0.88858in" svg:width="5.84567in" svg:height="4.38425in" presentation:class="page" draw:id="id143" presentation:style-name="a1273" draw:name="Slide Image Placeholder 1">
            <svg:title/>
            <svg:desc/>
          </draw:page-thumbnail>
          <draw:frame draw:id="id144" presentation:style-name="a12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Byggscript" draw:style-name="a1276" draw:master-page-name="Master2-Layout7-blank-Blank" presentation:presentation-page-layout-name="Master2-PPL7" draw:id="Slide-258">
        <draw:frame draw:id="id145" presentation:style-name="a1279" draw:name="Rubrik 3" svg:x="0.91654in" svg:y="0.39921in" svg:width="11.49961in" svg:height="1.44921in" presentation:class="title" presentation:placeholder="false">
          <draw:text-box>
            <text:p text:style-name="a1278" text:class-names="" text:cond-style-name=""><text:span text:style-name="a1277" text:class-names="">Byggscript</text:span></text:p>
          </draw:text-box>
          <svg:title/>
          <svg:desc/>
        </draw:frame>
        <draw:frame draw:id="id146" presentation:style-name="a1289" draw:name="Platshållare för innehåll 4" svg:x="0.91654in" svg:y="1.99646in" svg:width="5.66614in" svg:height="4.75827in" presentation:class="outline" presentation:placeholder="false">
          <draw:text-box>
            <text:list text:style-name="a1282">
              <text:list-item>
                <text:p text:style-name="a1281" text:class-names="" text:cond-style-name=""><text:span text:style-name="a1280" text:class-names="">Gradle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/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  <draw:frame draw:id="id147" presentation:style-name="a1315" draw:name="Platshållare för innehåll 5" svg:x="5.92323in" svg:y="1.99646in" svg:width="5.66614in" svg:height="4.75827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290" text:class-names="">group<text:s text:c="1"/></text:span><text:span text:style-name="a1291" text:class-names="">'project'<text:line-break/></text:span><text:span text:style-name="a1292" text:class-names="">version<text:s text:c="1"/></text:span><text:span text:style-name="a1293" text:class-names="">'1.0-SNAPSHOT'<text:line-break/><text:line-break/></text:span><text:span text:style-name="a1294" text:class-names="">apply<text:s text:c="1"/></text:span><text:span text:style-name="a1295" text:class-names="">plugin</text:span><text:span text:style-name="a1296" text:class-names="">:<text:s text:c="1"/></text:span><text:span text:style-name="a1297" text:class-names="">'java'<text:line-break/><text:line-break/></text:span><text:span text:style-name="a1298" text:class-names="">sourceCompatibility =<text:s text:c="1"/></text:span><text:span text:style-name="a1299" text:class-names="">1.5<text:line-break/><text:line-break/></text:span><text:span text:style-name="a1300" text:class-names="">repositories {<text:line-break/> <text:s text:c="3"/>mavenCentral()<text:line-break/>}<text:line-break/><text:line-break/>dependencies {<text:line-break/> <text:s text:c="3"/>testCompile<text:s text:c="1"/></text:span><text:span text:style-name="a1301" text:class-names="">group</text:span><text:span text:style-name="a1302" text:class-names="">:<text:s text:c="1"/></text:span><text:span text:style-name="a1303" text:class-names="">'junit'</text:span><text:span text:style-name="a1304" text:class-names="">,<text:s text:c="1"/></text:span><text:span text:style-name="a1305" text:class-names="">name</text:span><text:span text:style-name="a1306" text:class-names="">:<text:s text:c="1"/></text:span><text:span text:style-name="a1307" text:class-names="">'junit'</text:span><text:span text:style-name="a1308" text:class-names="">,<text:s text:c="1"/></text:span><text:span text:style-name="a1309" text:class-names="">version</text:span><text:span text:style-name="a1310" text:class-names="">:<text:s text:c="1"/></text:span><text:span text:style-name="a1311" text:class-names="">'4.11'<text:line-break/></text:span><text:span text:style-name="a1312" text:class-names="">}</text:span></text:p>
              </text:list-item>
            </text:list>
          </draw:text-box>
          <svg:title/>
          <svg:desc/>
        </draw:frame>
        <presentation:notes draw:style-name="a1321">
          <draw:frame draw:id="id148" draw:style-name="a1318" draw:name="Slide Number Placeholder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3" svg:x="1.21063in" svg:y="0.88858in" svg:width="5.84567in" svg:height="4.38425in" presentation:class="page" draw:id="id149" presentation:style-name="a1319" draw:name="Slide Image Placeholder 1">
            <svg:title/>
            <svg:desc/>
          </draw:page-thumbnail>
          <draw:frame draw:id="id150" presentation:style-name="a1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lanering" draw:style-name="a1322" draw:master-page-name="Master1-Layout7-blank-Blank" presentation:presentation-page-layout-name="Master1-PPL7" draw:id="Slide-259">
        <draw:frame draw:id="id151" presentation:style-name="a1325" draw:name="Rubrik 1" svg:x="0.91654in" svg:y="0.39921in" svg:width="11.49961in" svg:height="1.44921in" presentation:class="title" presentation:placeholder="false">
          <draw:text-box>
            <text:p text:style-name="a1324" text:class-names="" text:cond-style-name=""><text:span text:style-name="a1323" text:class-names="">Planering</text:span></text:p>
          </draw:text-box>
          <svg:title/>
          <svg:desc/>
        </draw:frame>
        <draw:frame draw:id="id152" presentation:style-name="a1339" draw:name="Platshållare för innehåll 2" svg:x="0.91654in" svg:y="1.99646in" svg:width="11.49961in" svg:height="4.75827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6" text:class-names="">Till nästa gång planerar vi<text:s text:c="1"/></text:span><text:span text:style-name="a1327" text:class-names="">att: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Bestämma hur kommandotolken skall fungera i stora drag och vilka kommandon vi vill implementera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  <presentation:notes draw:style-name="a1345">
          <draw:frame draw:id="id153" draw:style-name="a1342" draw:name="Slide Number Placeholder 6" svg:x="4.67953in" svg:y="11.10827in" svg:width="3.5878in" svg:height="0.58425in">
            <draw:text-box>
              <text:p text:style-name="a1341" text:class-names="" text:cond-style-name=""><text:span text:style-name="a134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154" presentation:style-name="a1343" draw:name="Slide Image Placeholder 1">
            <svg:title/>
            <svg:desc/>
          </draw:page-thumbnail>
          <draw:frame draw:id="id155" presentation:style-name="a134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2" style:display-name="Title and Content">
      <presentation:placeholder presentation:object="title" svg:x="0.91654in" svg:y="0.39921in" svg:width="11.49961in" svg:height="1.44921in"/>
      <presentation:placeholder presentation:object="object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4" style:display-name="Two Content">
      <presentation:placeholder presentation:object="title" svg:x="0.91654in" svg:y="0.39921in" svg:width="11.49961in" svg:height="1.44921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6" style:display-name="Title Only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7" style:display-name="Blank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0" style:display-name="Title and Vertical Text">
      <presentation:placeholder presentation:object="title" svg:x="0.91654in" svg:y="0.39921in" svg:width="11.49961in" svg:height="1.44921in"/>
      <presentation:placeholder presentation:object="outline" svg:x="0.91654in" svg:y="1.99646in" svg:width="11.49961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2" style:display-name="Title and Content">
      <presentation:placeholder presentation:object="title" svg:x="0.91654in" svg:y="0.39921in" svg:width="11.49961in" svg:height="1.44921in"/>
      <presentation:placeholder presentation:object="object" svg:x="0.91654in" svg:y="1.99646in" svg:width="5.66614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4" style:display-name="Two Content">
      <presentation:placeholder presentation:object="title" svg:x="0.91654in" svg:y="0.39921in" svg:width="11.49961in" svg:height="1.44921in"/>
      <presentation:placeholder presentation:object="object" svg:x="0.91667in" svg:y="1.99653in" svg:width="2.75in" svg:height="4.75868in"/>
      <presentation:placeholder presentation:object="object" svg:x="3.83333in" svg:y="1.99653in" svg:width="2.75in" svg:height="4.75868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6" style:display-name="Title Only">
      <presentation:placeholder presentation:object="title" svg:x="0.91654in" svg:y="0.39921in" svg:width="11.49961in" svg:height="1.44921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7" style:display-name="Blank"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0" style:display-name="Title and Vertical Text">
      <presentation:placeholder presentation:object="title" svg:x="0.91654in" svg:y="0.39921in" svg:width="11.49961in" svg:height="1.44921in"/>
      <presentation:placeholder presentation:object="outline" svg:x="0.91654in" svg:y="1.99646in" svg:width="5.66614in" svg:height="4.75827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presentation-page-layout style:name="Master2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54in" svg:y="6.95157in" svg:width="2.99961in" svg:height="0.39882in"/>
      <presentation:placeholder presentation:object="footer" svg:x="4.41653in" svg:y="6.95157in" svg:width="4.49961in" svg:height="0.39882in"/>
      <presentation:placeholder presentation:object="page-number" svg:x="9.41654in" svg:y="6.95157in" svg:width="2.99961in" svg:height="0.3988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draw:fill="none" draw:stroke="non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draw:fill="none" draw:stroke="non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5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draw:fill="none" draw:stroke="none"/>
    </style:style>
    <style:style style:family="paragraph" style:name="a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draw:fill="none" draw:stroke="non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non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draw:fill="none" draw:stroke="none"/>
    </style:style>
    <style:style style:family="presentation" style:name="a875">
      <style:graphic-properties draw:fill="none" draw:stroke="non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draw:fill="none" draw:stroke="non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draw:fill="none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draw:fill="none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2">
      <style:graphic-properties draw:fill="none" draw:stroke="none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family-complex="Arial Unicode MS" style:font-pitch-asian="variable" style:font-pitch-complex="variable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0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7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8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1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4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1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4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1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6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5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number:date-style xmlns:number="urn:oasis:names:tc:opendocument:xmlns:datastyle:1.0" style:name="a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Rubrik-och-innehåll" style:page-layout-name="pageLayout1" draw:style-name="a0">
      <draw:frame draw:id="id0" presentation:style-name="a3" draw:name="Rubrik 1" svg:x="0.91654in" svg:y="0.39921in" svg:width="11.49961in" svg:height="1.44921in" presentation:class="title" presentation:placeholder="false">
        <draw:text-box>
          <text:p text:style-name="a2" text:class-names="" text:cond-style-name=""><text:span text:style-name="a1" text:class-names="">Klicka här för att ändra format</text:span></text:p>
        </draw:text-box>
        <svg:title/>
        <svg:desc/>
      </draw:frame>
      <draw:frame draw:id="id1" presentation:style-name="a37" draw:name="Platshållare för innehåll 2" svg:x="0.91654in" svg:y="1.99646in" svg:width="11.49961in" svg:height="4.7582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the outline text format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Outline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p text:style-name="a23" text:class-names="" text:cond-style-name=""><text:span text:style-name="a22" text:class-names="">Seventh Outline LevelKlicka här för att ändra format på bakgrundstexten</text:span></text:p>
            </text:list-item>
          </text:list>
          <text:list text:style-name="a27">
            <text:list-item>
              <text:list text:style-name="a27">
                <text:list-item>
                  <text:p text:style-name="a26" text:class-names="" text:cond-style-name=""><text:span text:style-name="a25" text:class-names="">Nivå två</text:span></text:p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p text:style-name="a29" text:class-names="" text:cond-style-name=""><text:span text:style-name="a28" text:class-names="">Nivå tre</text:span></text:p>
                    </text:list-item>
                  </text:list>
                </text:list-item>
              </text:list>
            </text:list-item>
          </text:list>
          <text:list text:style-name="a33">
            <text:list-item>
              <text:list text:style-name="a33">
                <text:list-item>
                  <text:list text:style-name="a33">
                    <text:list-item>
                      <text:list text:style-name="a33">
                        <text:list-item>
                          <text:p text:style-name="a32" text:class-names="" text:cond-style-name=""><text:span text:style-name="a31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">
            <text:list-item>
              <text:list text:style-name="a36">
                <text:list-item>
                  <text:list text:style-name="a36">
                    <text:list-item>
                      <text:list text:style-name="a36">
                        <text:list-item>
                          <text:list text:style-name="a36">
                            <text:list-item>
                              <text:p text:style-name="a35" text:class-names="" text:cond-style-name=""><text:span text:style-name="a34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41" draw:name="Platshållare för datum 3" svg:x="0.91654in" svg:y="6.95157in" svg:width="2.99961in" svg:height="0.39882in" presentation:class="date-time" presentation:placeholder="false">
        <draw:text-box>
          <text:p text:style-name="a40" text:class-names="" text:cond-style-name=""><text:span text:style-name="a38" text:class-names=""><text:date text:fixed="false" style:data-style-name="a39">2016/10/7</text:date></text:span></text:p>
        </draw:text-box>
        <svg:title/>
        <svg:desc/>
      </draw:frame>
      <draw:frame draw:id="id3" presentation:style-name="a44" draw:name="Platshållare för sidfot 4" svg:x="4.41653in" svg:y="6.95157in" svg:width="4.49961in" svg:height="0.39882in" presentation:class="footer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4" presentation:style-name="a47" draw:name="Platshållare för bildnummer 5" svg:x="9.41654in" svg:y="6.95157in" svg:width="2.99961in" svg:height="0.39882in" presentation:class="page-number" presentation:placeholder="false">
        <draw:text-box>
          <text:p text:style-name="a46" text:class-names="" text:cond-style-name=""><text:span text:style-name="a45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page-thumbnail svg:x="1.21063in" svg:y="0.88858in" svg:width="5.84567in" svg:height="4.38425in" presentation:class="page" draw:id="id5" presentation:style-name="a48" draw:name="Slide Image Placeholder 1">
          <svg:title/>
          <svg:desc/>
        </draw:page-thumbnail>
        <draw:frame draw:id="id6" presentation:style-name="a51" draw:name="Notes Placeholder 2" svg:x="0.82677in" svg:y="5.55394in" svg:width="6.61378in" svg:height="5.26142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7" presentation:style-name="a54" draw:name="Header Placeholder 3" svg:x="0in" svg:y="0in" svg:width="3.5878in" svg:height="0.58425in" presentation:class="head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8" presentation:style-name="a57" draw:name="Date Placeholder 4" svg:x="4.67953in" svg:y="0in" svg:width="3.5878in" svg:height="0.58425in" presentation:class="date-time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9" presentation:style-name="a60" draw:name="Footer Placeholder 5" svg:x="0in" svg:y="11.10827in" svg:width="3.5878in" svg:height="0.5842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3" draw:name="Slide Number Placeholder 6" svg:x="4.67953in" svg:y="11.10827in" svg:width="3.5878in" svg:height="0.58425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8" draw:name="Date Placeholder 3" svg:x="0.91654in" svg:y="6.95157in" svg:width="2.99961in" svg:height="0.39882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016/10/7</text:date></text:span><text:span text:style-name="a76" text:class-names=""/></text:p>
        </draw:text-box>
        <svg:title/>
        <svg:desc/>
      </draw:frame>
      <draw:frame draw:id="id14" presentation:style-name="a81" draw:name="Footer Placeholder 4" svg:x="4.41653in" svg:y="6.95157in" svg:width="4.49961in" svg:height="0.39882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5" presentation:style-name="a85" draw:name="Slide Number Placeholder 5" svg:x="9.41654in" svg:y="6.95157in" svg:width="2.99961in" svg:height="0.39882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</draw:text-box>
        <svg:title/>
        <svg:desc/>
      </draw:frame>
      <presentation:notes style:page-layout-name="pageLayout2" draw:style-name="a102">
        <draw:page-thumbnail svg:x="1.21063in" svg:y="0.88858in" svg:width="5.84567in" svg:height="4.38425in" presentation:class="page" draw:id="id5" presentation:style-name="a86" draw:name="Slide Image Placeholder 1">
          <svg:title/>
          <svg:desc/>
        </draw:page-thumbnail>
        <draw:frame draw:id="id6" presentation:style-name="a89" draw:name="Notes Placeholder 2" svg:x="0.82677in" svg:y="5.55394in" svg:width="6.61378in" svg:height="5.26142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2" draw:name="Header Placeholder 3" svg:x="0in" svg:y="0in" svg:width="3.5878in" svg:height="0.5842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8" presentation:style-name="a95" draw:name="Date Placeholder 4" svg:x="4.67953in" svg:y="0in" svg:width="3.5878in" svg:height="0.58425in" presentation:class="date-time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9" presentation:style-name="a98" draw:name="Footer Placeholder 5" svg:x="0in" svg:y="11.10827in" svg:width="3.5878in" svg:height="0.58425in" presentation:class="foot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10" presentation:style-name="a101" draw:name="Slide Number Placeholder 6" svg:x="4.67953in" svg:y="11.10827in" svg:width="3.5878in" svg:height="0.58425in" presentation:class="page-number" presentation:placeholder="false">
          <draw:text-box>
            <text:p text:style-name="a100" text:class-names="" text:cond-style-name=""><text:span text:style-name="a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3">
      <draw:frame draw:id="id16" presentation:style-name="a107" draw:name="Title 1" svg:x="0.91654in" svg:y="0.39921in" svg:width="11.49961in" svg:height="1.44921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17" presentation:style-name="a124" draw:name="Content Placeholder 2" svg:x="0.91654in" svg:y="1.99646in" svg:width="11.49961in" svg:height="4.75827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ifth level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29" draw:name="Date Placeholder 3" svg:x="0.91654in" svg:y="6.95157in" svg:width="2.99961in" svg:height="0.39882in" presentation:class="date-time" presentation:placeholder="false">
        <draw:text-box>
          <text:p text:style-name="a128" text:class-names="" text:cond-style-name=""><text:span text:style-name="a125" text:class-names=""><text:date text:fixed="false" style:data-style-name="a126">2016/10/7</text:date></text:span><text:span text:style-name="a127" text:class-names=""/></text:p>
        </draw:text-box>
        <svg:title/>
        <svg:desc/>
      </draw:frame>
      <draw:frame draw:id="id19" presentation:style-name="a132" draw:name="Footer Placeholder 4" svg:x="4.41653in" svg:y="6.95157in" svg:width="4.49961in" svg:height="0.39882in" presentation:class="footer" presentation:placeholder="false">
        <draw:text-box>
          <text:p text:style-name="a131" text:class-names="" text:cond-style-name=""><text:span text:style-name="a130" text:class-names=""/></text:p>
        </draw:text-box>
        <svg:title/>
        <svg:desc/>
      </draw:frame>
      <draw:frame draw:id="id20" presentation:style-name="a136" draw:name="Slide Number Placeholder 5" svg:x="9.41654in" svg:y="6.95157in" svg:width="2.99961in" svg:height="0.39882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/></text:span><text:span text:style-name="a134" text:class-names=""/></text:p>
        </draw:text-box>
        <svg:title/>
        <svg:desc/>
      </draw:frame>
      <presentation:notes style:page-layout-name="pageLayout2" draw:style-name="a153">
        <draw:page-thumbnail svg:x="1.21063in" svg:y="0.88858in" svg:width="5.84567in" svg:height="4.38425in" presentation:class="page" draw:id="id5" presentation:style-name="a137" draw:name="Slide Image Placeholder 1">
          <svg:title/>
          <svg:desc/>
        </draw:page-thumbnail>
        <draw:frame draw:id="id6" presentation:style-name="a140" draw:name="Notes Placeholder 2" svg:x="0.82677in" svg:y="5.55394in" svg:width="6.61378in" svg:height="5.26142in" presentation:class="notes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7" presentation:style-name="a143" draw:name="Header Placeholder 3" svg:x="0in" svg:y="0in" svg:width="3.5878in" svg:height="0.58425in" presentation:class="head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8" presentation:style-name="a146" draw:name="Date Placeholder 4" svg:x="4.67953in" svg:y="0in" svg:width="3.5878in" svg:height="0.58425in" presentation:class="date-time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49" draw:name="Footer Placeholder 5" svg:x="0in" svg:y="11.10827in" svg:width="3.5878in" svg:height="0.58425in" presentation:class="foot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10" presentation:style-name="a152" draw:name="Slide Number Placeholder 6" svg:x="4.67953in" svg:y="11.10827in" svg:width="3.5878in" svg:height="0.58425in" presentation:class="page-number" presentation:placeholder="false">
          <draw:text-box>
            <text:p text:style-name="a151" text:class-names="" text:cond-style-name=""><text:span text:style-name="a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4">
      <draw:frame draw:id="id21" presentation:style-name="a158" draw:name="Title 1" svg:x="0.90972in" svg:y="1.86979in" svg:width="11.5in" svg:height="3.11979in" presentation:class="title" presentation:placeholder="false">
        <draw:text-box>
          <text:p text:style-name="a157" text:class-names="" text:cond-style-name=""><text:span text:style-name="a155" text:class-names="">Click to edit Master title style</text:span><text:span text:style-name="a156" text:class-names=""/></text:p>
        </draw:text-box>
        <svg:title/>
        <svg:desc/>
      </draw:frame>
      <draw:frame draw:id="id22" presentation:style-name="a162" draw:name="Text Placeholder 2" svg:x="0.90972in" svg:y="5.0191in" svg:width="11.5in" svg:height="1.64062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23" presentation:style-name="a167" draw:name="Date Placeholder 3" svg:x="0.91654in" svg:y="6.95157in" svg:width="2.99961in" svg:height="0.39882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>2016/10/7</text:date></text:span><text:span text:style-name="a165" text:class-names=""/></text:p>
        </draw:text-box>
        <svg:title/>
        <svg:desc/>
      </draw:frame>
      <draw:frame draw:id="id24" presentation:style-name="a170" draw:name="Footer Placeholder 4" svg:x="4.41653in" svg:y="6.95157in" svg:width="4.49961in" svg:height="0.39882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25" presentation:style-name="a174" draw:name="Slide Number Placeholder 5" svg:x="9.41654in" svg:y="6.95157in" svg:width="2.99961in" svg:height="0.39882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  <presentation:notes style:page-layout-name="pageLayout2" draw:style-name="a191">
        <draw:page-thumbnail svg:x="1.21063in" svg:y="0.88858in" svg:width="5.84567in" svg:height="4.38425in" presentation:class="page" draw:id="id5" presentation:style-name="a175" draw:name="Slide Image Placeholder 1">
          <svg:title/>
          <svg:desc/>
        </draw:page-thumbnail>
        <draw:frame draw:id="id6" presentation:style-name="a178" draw:name="Notes Placeholder 2" svg:x="0.82677in" svg:y="5.55394in" svg:width="6.61378in" svg:height="5.26142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7" presentation:style-name="a181" draw:name="Header Placeholder 3" svg:x="0in" svg:y="0in" svg:width="3.5878in" svg:height="0.5842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8" presentation:style-name="a184" draw:name="Date Placeholder 4" svg:x="4.67953in" svg:y="0in" svg:width="3.5878in" svg:height="0.5842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9" presentation:style-name="a187" draw:name="Footer Placeholder 5" svg:x="0in" svg:y="11.10827in" svg:width="3.5878in" svg:height="0.58425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0" draw:name="Slide Number Placeholder 6" svg:x="4.67953in" svg:y="11.10827in" svg:width="3.5878in" svg:height="0.58425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2">
      <draw:frame draw:id="id26" presentation:style-name="a196" draw:name="Title 1" svg:x="0.91654in" svg:y="0.39921in" svg:width="11.49961in" svg:height="1.44921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7" presentation:style-name="a213" draw:name="Content Placeholder 2" svg:x="0.91667in" svg:y="1.99653in" svg:width="5.66667in" svg:height="4.7586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30" draw:name="Content Placeholder 3" svg:x="6.75in" svg:y="1.99653in" svg:width="5.66667in" svg:height="4.75868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6" text:class-names="">Fifth level</text:span><text:span text:style-name="a2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35" draw:name="Date Placeholder 4" svg:x="0.91654in" svg:y="6.95157in" svg:width="2.99961in" svg:height="0.39882in" presentation:class="date-time" presentation:placeholder="false">
        <draw:text-box>
          <text:p text:style-name="a234" text:class-names="" text:cond-style-name=""><text:span text:style-name="a231" text:class-names=""><text:date text:fixed="false" style:data-style-name="a232">2016/10/7</text:date></text:span><text:span text:style-name="a233" text:class-names=""/></text:p>
        </draw:text-box>
        <svg:title/>
        <svg:desc/>
      </draw:frame>
      <draw:frame draw:id="id30" presentation:style-name="a238" draw:name="Footer Placeholder 5" svg:x="4.41653in" svg:y="6.95157in" svg:width="4.49961in" svg:height="0.39882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1" presentation:style-name="a242" draw:name="Slide Number Placeholder 6" svg:x="9.41654in" svg:y="6.95157in" svg:width="2.99961in" svg:height="0.39882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/></text:span><text:span text:style-name="a240" text:class-names=""/></text:p>
        </draw:text-box>
        <svg:title/>
        <svg:desc/>
      </draw:frame>
      <presentation:notes style:page-layout-name="pageLayout2" draw:style-name="a259">
        <draw:page-thumbnail svg:x="1.21063in" svg:y="0.88858in" svg:width="5.84567in" svg:height="4.38425in" presentation:class="page" draw:id="id5" presentation:style-name="a243" draw:name="Slide Image Placeholder 1">
          <svg:title/>
          <svg:desc/>
        </draw:page-thumbnail>
        <draw:frame draw:id="id6" presentation:style-name="a246" draw:name="Notes Placeholder 2" svg:x="0.82677in" svg:y="5.55394in" svg:width="6.61378in" svg:height="5.26142in" presentation:class="notes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7" presentation:style-name="a249" draw:name="Header Placeholder 3" svg:x="0in" svg:y="0in" svg:width="3.5878in" svg:height="0.58425in" presentation:class="header" presentation:placeholder="false">
          <draw:text-box>
            <text:p text:style-name="a248" text:class-names="" text:cond-style-name=""><text:span text:style-name="a247" text:class-names=""/></text:p>
          </draw:text-box>
          <svg:title/>
          <svg:desc/>
        </draw:frame>
        <draw:frame draw:id="id8" presentation:style-name="a252" draw:name="Date Placeholder 4" svg:x="4.67953in" svg:y="0in" svg:width="3.5878in" svg:height="0.58425in" presentation:class="date-time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9" presentation:style-name="a255" draw:name="Footer Placeholder 5" svg:x="0in" svg:y="11.10827in" svg:width="3.5878in" svg:height="0.58425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10" presentation:style-name="a258" draw:name="Slide Number Placeholder 6" svg:x="4.67953in" svg:y="11.10827in" svg:width="3.5878in" svg:height="0.58425in" presentation:class="page-number" presentation:placeholder="false">
          <draw:text-box>
            <text:p text:style-name="a257" text:class-names="" text:cond-style-name=""><text:span text:style-name="a2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60">
      <draw:frame draw:id="id32" presentation:style-name="a264" draw:name="Title 1" svg:x="0.9184in" svg:y="0.39931in" svg:width="11.5in" svg:height="1.4496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33" presentation:style-name="a268" draw:name="Text Placeholder 2" svg:x="0.9184in" svg:y="1.83854in" svg:width="5.64062in" svg:height="0.9010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</draw:text-box>
        <svg:title/>
        <svg:desc/>
      </draw:frame>
      <draw:frame draw:id="id34" presentation:style-name="a285" draw:name="Content Placeholder 3" svg:x="0.9184in" svg:y="2.73958in" svg:width="5.64062in" svg:height="4.02951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89" draw:name="Text Placeholder 4" svg:x="6.75in" svg:y="1.83854in" svg:width="5.6684in" svg:height="0.90104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</draw:text-box>
        <svg:title/>
        <svg:desc/>
      </draw:frame>
      <draw:frame draw:id="id36" presentation:style-name="a306" draw:name="Content Placeholder 5" svg:x="6.75in" svg:y="2.73958in" svg:width="5.6684in" svg:height="4.02951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cond le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hird le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ifth level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11" draw:name="Date Placeholder 6" svg:x="0.91654in" svg:y="6.95157in" svg:width="2.99961in" svg:height="0.39882in" presentation:class="date-time" presentation:placeholder="false">
        <draw:text-box>
          <text:p text:style-name="a310" text:class-names="" text:cond-style-name=""><text:span text:style-name="a307" text:class-names=""><text:date text:fixed="false" style:data-style-name="a308">2016/10/7</text:date></text:span><text:span text:style-name="a309" text:class-names=""/></text:p>
        </draw:text-box>
        <svg:title/>
        <svg:desc/>
      </draw:frame>
      <draw:frame draw:id="id38" presentation:style-name="a314" draw:name="Footer Placeholder 7" svg:x="4.41653in" svg:y="6.95157in" svg:width="4.49961in" svg:height="0.39882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39" presentation:style-name="a318" draw:name="Slide Number Placeholder 8" svg:x="9.41654in" svg:y="6.95157in" svg:width="2.99961in" svg:height="0.39882in" presentation:class="page-number" presentation:placeholder="false">
        <draw:text-box>
          <text:p text:style-name="a317" text:class-names="" text:cond-style-name=""><text:span text:style-name="a315" text:class-names=""><text:page-number style:num-format="1" text:fixed="false"/></text:span><text:span text:style-name="a316" text:class-names=""/></text:p>
        </draw:text-box>
        <svg:title/>
        <svg:desc/>
      </draw:frame>
      <presentation:notes style:page-layout-name="pageLayout2" draw:style-name="a335">
        <draw:page-thumbnail svg:x="1.21063in" svg:y="0.88858in" svg:width="5.84567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36">
      <draw:frame draw:id="id40" presentation:style-name="a340" draw:name="Title 1" svg:x="0.91654in" svg:y="0.39921in" svg:width="11.49961in" svg:height="1.44921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41" presentation:style-name="a345" draw:name="Date Placeholder 2" svg:x="0.91654in" svg:y="6.95157in" svg:width="2.99961in" svg:height="0.39882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2016/10/7</text:date></text:span><text:span text:style-name="a343" text:class-names=""/></text:p>
        </draw:text-box>
        <svg:title/>
        <svg:desc/>
      </draw:frame>
      <draw:frame draw:id="id42" presentation:style-name="a348" draw:name="Footer Placeholder 3" svg:x="4.41653in" svg:y="6.95157in" svg:width="4.49961in" svg:height="0.39882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3" presentation:style-name="a352" draw:name="Slide Number Placeholder 4" svg:x="9.41654in" svg:y="6.95157in" svg:width="2.99961in" svg:height="0.39882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5" presentation:style-name="a353" draw:name="Slide Image Placeholder 1">
          <svg:title/>
          <svg:desc/>
        </draw:page-thumbnail>
        <draw:frame draw:id="id6" presentation:style-name="a356" draw:name="Notes Placeholder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Header Placeholder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Date Placeholder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Footer Placeholder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Slide Number Placeholder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70">
      <draw:frame draw:id="id44" presentation:style-name="a375" draw:name="Date Placeholder 1" svg:x="0.91654in" svg:y="6.95157in" svg:width="2.99961in" svg:height="0.39882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2016/10/7</text:date></text:span><text:span text:style-name="a373" text:class-names=""/></text:p>
        </draw:text-box>
        <svg:title/>
        <svg:desc/>
      </draw:frame>
      <draw:frame draw:id="id45" presentation:style-name="a378" draw:name="Footer Placeholder 2" svg:x="4.41653in" svg:y="6.95157in" svg:width="4.49961in" svg:height="0.39882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46" presentation:style-name="a382" draw:name="Slide Number Placeholder 3" svg:x="9.41654in" svg:y="6.95157in" svg:width="2.99961in" svg:height="0.39882in" presentation:class="page-number" presentation:placeholder="false">
        <draw:text-box>
          <text:p text:style-name="a381" text:class-names="" text:cond-style-name=""><text:span text:style-name="a379" text:class-names=""><text:page-number style:num-format="1" text:fixed="false"/></text:span><text:span text:style-name="a380" text:class-names=""/></text:p>
        </draw:text-box>
        <svg:title/>
        <svg:desc/>
      </draw:frame>
      <presentation:notes style:page-layout-name="pageLayout2" draw:style-name="a399">
        <draw:page-thumbnail svg:x="1.21063in" svg:y="0.88858in" svg:width="5.84567in" svg:height="4.38425in" presentation:class="page" draw:id="id5" presentation:style-name="a383" draw:name="Slide Image Placeholder 1">
          <svg:title/>
          <svg:desc/>
        </draw:page-thumbnail>
        <draw:frame draw:id="id6" presentation:style-name="a386" draw:name="Notes Placeholder 2" svg:x="0.82677in" svg:y="5.55394in" svg:width="6.61378in" svg:height="5.26142in" presentation:class="notes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7" presentation:style-name="a389" draw:name="Header Placeholder 3" svg:x="0in" svg:y="0in" svg:width="3.5878in" svg:height="0.58425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8" presentation:style-name="a392" draw:name="Date Placeholder 4" svg:x="4.67953in" svg:y="0in" svg:width="3.5878in" svg:height="0.58425in" presentation:class="date-time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9" presentation:style-name="a395" draw:name="Footer Placeholder 5" svg:x="0in" svg:y="11.10827in" svg:width="3.5878in" svg:height="0.5842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10" presentation:style-name="a398" draw:name="Slide Number Placeholder 6" svg:x="4.67953in" svg:y="11.10827in" svg:width="3.5878in" svg:height="0.58425in" presentation:class="page-number" presentation:placeholder="false">
          <draw:text-box>
            <text:p text:style-name="a397" text:class-names="" text:cond-style-name=""><text:span text:style-name="a3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00">
      <draw:frame draw:id="id47" presentation:style-name="a404" draw:name="Title 1" svg:x="0.9184in" svg:y="0.5in" svg:width="4.30035in" svg:height="1.75in" presentation:class="title" presentation:placeholder="false">
        <draw:text-box>
          <text:p text:style-name="a403" text:class-names="" text:cond-style-name=""><text:span text:style-name="a401" text:class-names="">Click to edit Master title style</text:span><text:span text:style-name="a402" text:class-names=""/></text:p>
        </draw:text-box>
        <svg:title/>
        <svg:desc/>
      </draw:frame>
      <draw:frame draw:id="id48" presentation:style-name="a421" draw:name="Content Placeholder 2" svg:x="5.6684in" svg:y="1.07986in" svg:width="6.75in" svg:height="5.32986in" presentation:class="object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Second level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Third level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Fifth level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25" draw:name="Text Placeholder 3" svg:x="0.9184in" svg:y="2.25in" svg:width="4.30035in" svg:height="4.1684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50" presentation:style-name="a430" draw:name="Date Placeholder 4" svg:x="0.91654in" svg:y="6.95157in" svg:width="2.99961in" svg:height="0.39882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2016/10/7</text:date></text:span><text:span text:style-name="a428" text:class-names=""/></text:p>
        </draw:text-box>
        <svg:title/>
        <svg:desc/>
      </draw:frame>
      <draw:frame draw:id="id51" presentation:style-name="a433" draw:name="Footer Placeholder 5" svg:x="4.41653in" svg:y="6.95157in" svg:width="4.49961in" svg:height="0.39882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52" presentation:style-name="a437" draw:name="Slide Number Placeholder 6" svg:x="9.41654in" svg:y="6.95157in" svg:width="2.99961in" svg:height="0.39882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54">
        <draw:page-thumbnail svg:x="1.21063in" svg:y="0.88858in" svg:width="5.84567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5">
      <draw:frame draw:id="id53" presentation:style-name="a459" draw:name="Title 1" svg:x="0.9184in" svg:y="0.5in" svg:width="4.30035in" svg:height="1.75in" presentation:class="title" presentation:placeholder="false">
        <draw:text-box>
          <text:p text:style-name="a458" text:class-names="" text:cond-style-name=""><text:span text:style-name="a456" text:class-names="">Click to edit Master title style</text:span><text:span text:style-name="a457" text:class-names=""/></text:p>
        </draw:text-box>
        <svg:title/>
        <svg:desc/>
      </draw:frame>
      <draw:frame draw:id="id54" presentation:style-name="a462" draw:name="Picture Placeholder 2" svg:x="5.6684in" svg:y="1.07986in" svg:width="6.75in" svg:height="5.32986in" presentation:class="graphic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55" presentation:style-name="a466" draw:name="Text Placeholder 3" svg:x="0.9184in" svg:y="2.25in" svg:width="4.30035in" svg:height="4.1684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56" presentation:style-name="a471" draw:name="Date Placeholder 4" svg:x="0.91654in" svg:y="6.95157in" svg:width="2.99961in" svg:height="0.39882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>2016/10/7</text:date></text:span><text:span text:style-name="a469" text:class-names=""/></text:p>
        </draw:text-box>
        <svg:title/>
        <svg:desc/>
      </draw:frame>
      <draw:frame draw:id="id57" presentation:style-name="a474" draw:name="Footer Placeholder 5" svg:x="4.41653in" svg:y="6.95157in" svg:width="4.49961in" svg:height="0.39882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58" presentation:style-name="a478" draw:name="Slide Number Placeholder 6" svg:x="9.41654in" svg:y="6.95157in" svg:width="2.99961in" svg:height="0.39882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  <presentation:notes style:page-layout-name="pageLayout2" draw:style-name="a495">
        <draw:page-thumbnail svg:x="1.21063in" svg:y="0.88858in" svg:width="5.84567in" svg:height="4.38425in" presentation:class="page" draw:id="id5" presentation:style-name="a479" draw:name="Slide Image Placeholder 1">
          <svg:title/>
          <svg:desc/>
        </draw:page-thumbnail>
        <draw:frame draw:id="id6" presentation:style-name="a482" draw:name="Notes Placeholder 2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Header Placeholder 3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Date Placeholder 4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Footer Placeholder 5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0" presentation:style-name="a494" draw:name="Slide Number Placeholder 6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6">
      <draw:frame draw:id="id59" presentation:style-name="a500" draw:name="Title 1" svg:x="0.91654in" svg:y="0.39921in" svg:width="11.49961in" svg:height="1.44921in" presentation:class="title" presentation:placeholder="false">
        <draw:text-box>
          <text:p text:style-name="a499" text:class-names="" text:cond-style-name=""><text:span text:style-name="a497" text:class-names="">Click to edit Master title style</text:span><text:span text:style-name="a498" text:class-names=""/></text:p>
        </draw:text-box>
        <svg:title/>
        <svg:desc/>
      </draw:frame>
      <draw:frame draw:id="id60" presentation:style-name="a517" draw:name="Vertical Text Placeholder 2" svg:x="0.91654in" svg:y="1.99646in" svg:width="11.49961in" svg:height="4.75827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Click to edit Master text styles</text:span></text:p>
            </text:list-item>
          </text:list>
          <text:list text:style-name="a506">
            <text:list-item>
              <text:list text:style-name="a506">
                <text:list-item>
                  <text:p text:style-name="a505" text:class-names="" text:cond-style-name=""><text:span text:style-name="a504" text:class-names="">Second level</text:span></text:p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p text:style-name="a508" text:class-names="" text:cond-style-name=""><text:span text:style-name="a507" text:class-names="">Third level</text:span></text:p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p text:style-name="a511" text:class-names="" text:cond-style-name=""><text:span text:style-name="a5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3" text:class-names="">Fifth level</text:span><text:span text:style-name="a5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22" draw:name="Date Placeholder 3" svg:x="0.91654in" svg:y="6.95157in" svg:width="2.99961in" svg:height="0.39882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>2016/10/7</text:date></text:span><text:span text:style-name="a520" text:class-names=""/></text:p>
        </draw:text-box>
        <svg:title/>
        <svg:desc/>
      </draw:frame>
      <draw:frame draw:id="id62" presentation:style-name="a525" draw:name="Footer Placeholder 4" svg:x="4.41653in" svg:y="6.95157in" svg:width="4.49961in" svg:height="0.39882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63" presentation:style-name="a529" draw:name="Slide Number Placeholder 5" svg:x="9.41654in" svg:y="6.95157in" svg:width="2.99961in" svg:height="0.39882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5" presentation:style-name="a530" draw:name="Slide Image Placeholder 1">
          <svg:title/>
          <svg:desc/>
        </draw:page-thumbnail>
        <draw:frame draw:id="id6" presentation:style-name="a533" draw:name="Notes Placehold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7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8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9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frame draw:id="id64" presentation:style-name="a551" draw:name="Vertical Title 1" svg:x="9.54167in" svg:y="0.39931in" svg:width="2.875in" svg:height="6.3559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65" presentation:style-name="a568" draw:name="Vertical Text Placeholder 2" svg:x="0.91667in" svg:y="0.39931in" svg:width="8.45833in" svg:height="6.3559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73" draw:name="Date Placeholder 3" svg:x="0.91654in" svg:y="6.95157in" svg:width="2.99961in" svg:height="0.39882in" presentation:class="date-time" presentation:placeholder="false">
        <draw:text-box>
          <text:p text:style-name="a572" text:class-names="" text:cond-style-name=""><text:span text:style-name="a569" text:class-names=""><text:date text:fixed="false" style:data-style-name="a570">2016/10/7</text:date></text:span><text:span text:style-name="a571" text:class-names=""/></text:p>
        </draw:text-box>
        <svg:title/>
        <svg:desc/>
      </draw:frame>
      <draw:frame draw:id="id67" presentation:style-name="a576" draw:name="Footer Placeholder 4" svg:x="4.41653in" svg:y="6.95157in" svg:width="4.49961in" svg:height="0.39882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8" presentation:style-name="a580" draw:name="Slide Number Placeholder 5" svg:x="9.41654in" svg:y="6.95157in" svg:width="2.99961in" svg:height="0.39882in" presentation:class="page-number" presentation:placeholder="false">
        <draw:text-box>
          <text:p text:style-name="a579" text:class-names="" text:cond-style-name=""><text:span text:style-name="a577" text:class-names=""><text:page-number style:num-format="1" text:fixed="false"/></text:span><text:span text:style-name="a578" text:class-names=""/></text:p>
        </draw:text-box>
        <svg:title/>
        <svg:desc/>
      </draw:frame>
      <presentation:notes style:page-layout-name="pageLayout2" draw:style-name="a597">
        <draw:page-thumbnail svg:x="1.21063in" svg:y="0.88858in" svg:width="5.84567in" svg:height="4.38425in" presentation:class="page" draw:id="id5" presentation:style-name="a581" draw:name="Slide Image Placeholder 1">
          <svg:title/>
          <svg:desc/>
        </draw:page-thumbnail>
        <draw:frame draw:id="id6" presentation:style-name="a584" draw:name="Notes Placeholder 2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7" presentation:style-name="a587" draw:name="Header Placeholder 3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8" presentation:style-name="a590" draw:name="Date Placeholder 4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9" presentation:style-name="a593" draw:name="Footer Placeholder 5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0" presentation:style-name="a596" draw:name="Slide Number Placeholder 6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vå-innehållsdelar" style:page-layout-name="pageLayout1" draw:style-name="a598">
      <draw:frame draw:id="id69" presentation:style-name="a601" draw:name="Rubrik 1" svg:x="0.91654in" svg:y="0.39921in" svg:width="11.49961in" svg:height="1.44921in" presentation:class="title" presentation:placeholder="false">
        <draw:text-box>
          <text:p text:style-name="a600" text:class-names="" text:cond-style-name=""><text:span text:style-name="a599" text:class-names="">Klicka här för att ändra format</text:span></text:p>
        </draw:text-box>
        <svg:title/>
        <svg:desc/>
      </draw:frame>
      <draw:frame draw:id="id70" presentation:style-name="a635" draw:name="Platshållare för innehåll 2" svg:x="0.91654in" svg:y="1.99646in" svg:width="5.66614in" svg:height="4.75827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Click to edit the outline text format</text:span></text:p>
            </text:list-item>
          </text:list>
          <text:list text:style-name="a607">
            <text:list-item>
              <text:list text:style-name="a607">
                <text:list-item>
                  <text:p text:style-name="a606" text:class-names="" text:cond-style-name=""><text:span text:style-name="a605" text:class-names="">Second Outline Level</text:span></text:p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p text:style-name="a609" text:class-names="" text:cond-style-name=""><text:span text:style-name="a608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p text:style-name="a612" text:class-names="" text:cond-style-name=""><text:span text:style-name="a611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4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list text:style-name="a619">
                                <text:list-item>
                                  <text:p text:style-name="a618" text:class-names="" text:cond-style-name=""><text:span text:style-name="a617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p text:style-name="a621" text:class-names="" text:cond-style-name=""><text:span text:style-name="a620" text:class-names="">Seventh Outline LevelKlicka här för att ändra format på bakgrundstexten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Nivå två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Nivå tre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2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669" draw:name="Platshållare för innehåll 3" svg:x="6.75in" svg:y="1.99646in" svg:width="5.66614in" svg:height="4.75827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the outline text format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Outline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Outline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list text:style-name="a653">
                                <text:list-item>
                                  <text:p text:style-name="a652" text:class-names="" text:cond-style-name=""><text:span text:style-name="a651" text:class-names="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p text:style-name="a655" text:class-names="" text:cond-style-name=""><text:span text:style-name="a654" text:class-names="">Seventh Outline LevelKlicka här för att ändra format på bakgrundstexten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Nivå två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Nivå tre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73" draw:name="Platshållare för datum 4" svg:x="0.91654in" svg:y="6.95157in" svg:width="2.99961in" svg:height="0.39882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2016/10/7</text:date></text:span></text:p>
        </draw:text-box>
        <svg:title/>
        <svg:desc/>
      </draw:frame>
      <draw:frame draw:id="id73" presentation:style-name="a676" draw:name="Platshållare för sidfot 5" svg:x="4.41653in" svg:y="6.95157in" svg:width="4.49961in" svg:height="0.39882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74" presentation:style-name="a679" draw:name="Platshållare för bildnummer 6" svg:x="9.41654in" svg:y="6.95157in" svg:width="2.99961in" svg:height="0.39882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696">
        <draw:page-thumbnail svg:x="1.21063in" svg:y="0.88858in" svg:width="5.84567in" svg:height="4.38425in" presentation:class="page" draw:id="id5" presentation:style-name="a680" draw:name="Slide Image Placeholder 1">
          <svg:title/>
          <svg:desc/>
        </draw:page-thumbnail>
        <draw:frame draw:id="id6" presentation:style-name="a683" draw:name="Notes Placeholder 2" svg:x="0.82677in" svg:y="5.55394in" svg:width="6.61378in" svg:height="5.26142in" presentation:class="notes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7" presentation:style-name="a686" draw:name="Header Placeholder 3" svg:x="0in" svg:y="0in" svg:width="3.5878in" svg:height="0.58425in" presentation:class="head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8" presentation:style-name="a689" draw:name="Date Placeholder 4" svg:x="4.67953in" svg:y="0in" svg:width="3.5878in" svg:height="0.58425in" presentation:class="date-time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9" presentation:style-name="a692" draw:name="Footer Placeholder 5" svg:x="0in" svg:y="11.10827in" svg:width="3.5878in" svg:height="0.5842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5" draw:name="Slide Number Placeholder 6" svg:x="4.67953in" svg:y="11.10827in" svg:width="3.5878in" svg:height="0.5842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97">
      <draw:frame draw:id="id75" presentation:style-name="a701" draw:name="Title 1" svg:x="1.66667in" svg:y="1.22743in" svg:width="10in" svg:height="2.61111in" presentation:class="title" presentation:placeholder="false">
        <draw:text-box>
          <text:p text:style-name="a700" text:class-names="" text:cond-style-name=""><text:span text:style-name="a698" text:class-names="">Click to edit Master title style</text:span><text:span text:style-name="a699" text:class-names=""/></text:p>
        </draw:text-box>
        <svg:title/>
        <svg:desc/>
      </draw:frame>
      <draw:frame draw:id="id76" presentation:style-name="a705" draw:name="Subtitle 2" svg:x="1.66667in" svg:y="3.93924in" svg:width="10in" svg:height="1.81076in" presentation:class="subtitle" presentation:placeholder="false">
        <draw:text-box>
          <text:p text:style-name="a704" text:class-names="" text:cond-style-name=""><text:span text:style-name="a702" text:class-names="">Click to edit Master subtitle style</text:span><text:span text:style-name="a703" text:class-names=""/></text:p>
        </draw:text-box>
        <svg:title/>
        <svg:desc/>
      </draw:frame>
      <draw:frame draw:id="id77" presentation:style-name="a710" draw:name="Date Placeholder 3" svg:x="0.91654in" svg:y="6.95157in" svg:width="2.99961in" svg:height="0.39882in" presentation:class="date-time" presentation:placeholder="false">
        <draw:text-box>
          <text:p text:style-name="a709" text:class-names="" text:cond-style-name=""><text:span text:style-name="a706" text:class-names=""><text:date text:fixed="false" style:data-style-name="a707">2016/10/7</text:date></text:span><text:span text:style-name="a708" text:class-names=""/></text:p>
        </draw:text-box>
        <svg:title/>
        <svg:desc/>
      </draw:frame>
      <draw:frame draw:id="id78" presentation:style-name="a713" draw:name="Footer Placeholder 4" svg:x="4.41653in" svg:y="6.95157in" svg:width="4.49961in" svg:height="0.39882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79" presentation:style-name="a717" draw:name="Slide Number Placeholder 5" svg:x="9.41654in" svg:y="6.95157in" svg:width="2.99961in" svg:height="0.39882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35">
      <draw:frame draw:id="id80" presentation:style-name="a739" draw:name="Title 1" svg:x="0.91654in" svg:y="0.39921in" svg:width="11.49961in" svg:height="1.44921in" presentation:class="title" presentation:placeholder="false">
        <draw:text-box>
          <text:p text:style-name="a738" text:class-names="" text:cond-style-name=""><text:span text:style-name="a736" text:class-names="">Click to edit Master title style</text:span><text:span text:style-name="a737" text:class-names=""/></text:p>
        </draw:text-box>
        <svg:title/>
        <svg:desc/>
      </draw:frame>
      <draw:frame draw:id="id81" presentation:style-name="a756" draw:name="Content Placeholder 2" svg:x="0.91654in" svg:y="1.99646in" svg:width="5.66614in" svg:height="4.75827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61" draw:name="Date Placeholder 3" svg:x="0.91654in" svg:y="6.95157in" svg:width="2.99961in" svg:height="0.39882in" presentation:class="date-time" presentation:placeholder="false">
        <draw:text-box>
          <text:p text:style-name="a760" text:class-names="" text:cond-style-name=""><text:span text:style-name="a757" text:class-names=""><text:date text:fixed="false" style:data-style-name="a758">2016/10/7</text:date></text:span><text:span text:style-name="a759" text:class-names=""/></text:p>
        </draw:text-box>
        <svg:title/>
        <svg:desc/>
      </draw:frame>
      <draw:frame draw:id="id83" presentation:style-name="a764" draw:name="Footer Placeholder 4" svg:x="4.41653in" svg:y="6.95157in" svg:width="4.49961in" svg:height="0.39882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84" presentation:style-name="a768" draw:name="Slide Number Placeholder 5" svg:x="9.41654in" svg:y="6.95157in" svg:width="2.99961in" svg:height="0.39882in" presentation:class="page-number" presentation:placeholder="false">
        <draw:text-box>
          <text:p text:style-name="a767" text:class-names="" text:cond-style-name=""><text:span text:style-name="a765" text:class-names=""><text:page-number style:num-format="1" text:fixed="false"/></text:span><text:span text:style-name="a766" text:class-names=""/></text:p>
        </draw:text-box>
        <svg:title/>
        <svg:desc/>
      </draw:frame>
      <presentation:notes style:page-layout-name="pageLayout2" draw:style-name="a785">
        <draw:page-thumbnail svg:x="1.21063in" svg:y="0.88858in" svg:width="5.84567in" svg:height="4.38425in" presentation:class="page" draw:id="id5" presentation:style-name="a769" draw:name="Slide Image Placeholder 1">
          <svg:title/>
          <svg:desc/>
        </draw:page-thumbnail>
        <draw:frame draw:id="id6" presentation:style-name="a772" draw:name="Notes Placeholder 2" svg:x="0.82677in" svg:y="5.55394in" svg:width="6.61378in" svg:height="5.26142in" presentation:class="notes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5" draw:name="Header Placeholder 3" svg:x="0in" svg:y="0in" svg:width="3.5878in" svg:height="0.58425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8" presentation:style-name="a778" draw:name="Date Placeholder 4" svg:x="4.67953in" svg:y="0in" svg:width="3.5878in" svg:height="0.58425in" presentation:class="date-time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1" draw:name="Footer Placeholder 5" svg:x="0in" svg:y="11.10827in" svg:width="3.5878in" svg:height="0.58425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0" presentation:style-name="a784" draw:name="Slide Number Placeholder 6" svg:x="4.67953in" svg:y="11.10827in" svg:width="3.5878in" svg:height="0.58425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86">
      <draw:frame draw:id="id85" presentation:style-name="a790" draw:name="Title 1" svg:x="0.90972in" svg:y="1.86979in" svg:width="11.5in" svg:height="3.11979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86" presentation:style-name="a794" draw:name="Text Placeholder 2" svg:x="0.90972in" svg:y="5.0191in" svg:width="11.5in" svg:height="1.64062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87" presentation:style-name="a799" draw:name="Date Placeholder 3" svg:x="0.91654in" svg:y="6.95157in" svg:width="2.99961in" svg:height="0.39882in" presentation:class="date-time" presentation:placeholder="false">
        <draw:text-box>
          <text:p text:style-name="a798" text:class-names="" text:cond-style-name=""><text:span text:style-name="a795" text:class-names=""><text:date text:fixed="false" style:data-style-name="a796">2016/10/7</text:date></text:span><text:span text:style-name="a797" text:class-names=""/></text:p>
        </draw:text-box>
        <svg:title/>
        <svg:desc/>
      </draw:frame>
      <draw:frame draw:id="id88" presentation:style-name="a802" draw:name="Footer Placeholder 4" svg:x="4.41653in" svg:y="6.95157in" svg:width="4.49961in" svg:height="0.39882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89" presentation:style-name="a806" draw:name="Slide Number Placeholder 5" svg:x="9.41654in" svg:y="6.95157in" svg:width="2.99961in" svg:height="0.39882in" presentation:class="page-number" presentation:placeholder="false">
        <draw:text-box>
          <text:p text:style-name="a805" text:class-names="" text:cond-style-name=""><text:span text:style-name="a803" text:class-names=""><text:page-number style:num-format="1" text:fixed="false"/></text:span><text:span text:style-name="a804" text:class-names=""/></text:p>
        </draw:text-box>
        <svg:title/>
        <svg:desc/>
      </draw:frame>
      <presentation:notes style:page-layout-name="pageLayout2" draw:style-name="a823">
        <draw:page-thumbnail svg:x="1.21063in" svg:y="0.88858in" svg:width="5.84567in" svg:height="4.38425in" presentation:class="page" draw:id="id5" presentation:style-name="a807" draw:name="Slide Image Placeholder 1">
          <svg:title/>
          <svg:desc/>
        </draw:page-thumbnail>
        <draw:frame draw:id="id6" presentation:style-name="a810" draw:name="Notes Placeholder 2" svg:x="0.82677in" svg:y="5.55394in" svg:width="6.61378in" svg:height="5.26142in" presentation:class="notes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7" presentation:style-name="a813" draw:name="Header Placeholder 3" svg:x="0in" svg:y="0in" svg:width="3.5878in" svg:height="0.58425in" presentation:class="header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Date Placeholder 4" svg:x="4.67953in" svg:y="0in" svg:width="3.5878in" svg:height="0.58425in" presentation:class="date-time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Footer Placeholder 5" svg:x="0in" svg:y="11.10827in" svg:width="3.5878in" svg:height="0.58425in" presentation:class="foot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Slide Number Placeholder 6" svg:x="4.67953in" svg:y="11.10827in" svg:width="3.5878in" svg:height="0.58425in" presentation:class="page-number" presentation:placeholder="false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24">
      <draw:frame draw:id="id90" presentation:style-name="a828" draw:name="Title 1" svg:x="0.91654in" svg:y="0.39921in" svg:width="11.49961in" svg:height="1.44921in" presentation:class="title" presentation:placeholder="false">
        <draw:text-box>
          <text:p text:style-name="a827" text:class-names="" text:cond-style-name=""><text:span text:style-name="a825" text:class-names="">Click to edit Master title style</text:span><text:span text:style-name="a826" text:class-names=""/></text:p>
        </draw:text-box>
        <svg:title/>
        <svg:desc/>
      </draw:frame>
      <draw:frame draw:id="id91" presentation:style-name="a845" draw:name="Content Placeholder 2" svg:x="0.91667in" svg:y="1.99653in" svg:width="2.75in" svg:height="4.75868in" presentation:class="object" presentation:placeholder="false">
        <draw:text-box>
          <text:list text:style-name="a831">
            <text:list-item>
              <text:p text:style-name="a830" text:class-names="" text:cond-style-name=""><text:span text:style-name="a829" text:class-names="">Click to edit Master text styles</text:span></text:p>
            </text:list-item>
          </text:list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862" draw:name="Content Placeholder 3" svg:x="3.83333in" svg:y="1.99653in" svg:width="2.75in" svg:height="4.75868in" presentation:class="object" presentation:placeholder="false">
        <draw:text-box>
          <text:list text:style-name="a848">
            <text:list-item>
              <text:p text:style-name="a847" text:class-names="" text:cond-style-name=""><text:span text:style-name="a846" text:class-names="">Click to edit Master text styles</text:span></text:p>
            </text:list-item>
          </text:list>
          <text:list text:style-name="a851">
            <text:list-item>
              <text:list text:style-name="a851">
                <text:list-item>
                  <text:p text:style-name="a850" text:class-names="" text:cond-style-name=""><text:span text:style-name="a849" text:class-names="">Second level</text:span></text:p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p text:style-name="a853" text:class-names="" text:cond-style-name=""><text:span text:style-name="a852" text:class-names="">Third level</text:span></text:p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p text:style-name="a856" text:class-names="" text:cond-style-name=""><text:span text:style-name="a8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1">
            <text:list-item>
              <text:list text:style-name="a861">
                <text:list-item>
                  <text:list text:style-name="a861">
                    <text:list-item>
                      <text:list text:style-name="a861">
                        <text:list-item>
                          <text:list text:style-name="a861">
                            <text:list-item>
                              <text:p text:style-name="a860" text:class-names="" text:cond-style-name=""><text:span text:style-name="a858" text:class-names="">Fifth level</text:span><text:span text:style-name="a8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867" draw:name="Date Placeholder 4" svg:x="0.91654in" svg:y="6.95157in" svg:width="2.99961in" svg:height="0.39882in" presentation:class="date-time" presentation:placeholder="false">
        <draw:text-box>
          <text:p text:style-name="a866" text:class-names="" text:cond-style-name=""><text:span text:style-name="a863" text:class-names=""><text:date text:fixed="false" style:data-style-name="a864">2016/10/7</text:date></text:span><text:span text:style-name="a865" text:class-names=""/></text:p>
        </draw:text-box>
        <svg:title/>
        <svg:desc/>
      </draw:frame>
      <draw:frame draw:id="id94" presentation:style-name="a870" draw:name="Footer Placeholder 5" svg:x="4.41653in" svg:y="6.95157in" svg:width="4.49961in" svg:height="0.39882in" presentation:class="footer" presentation:placeholder="false">
        <draw:text-box>
          <text:p text:style-name="a869" text:class-names="" text:cond-style-name=""><text:span text:style-name="a868" text:class-names=""/></text:p>
        </draw:text-box>
        <svg:title/>
        <svg:desc/>
      </draw:frame>
      <draw:frame draw:id="id95" presentation:style-name="a874" draw:name="Slide Number Placeholder 6" svg:x="9.41654in" svg:y="6.95157in" svg:width="2.99961in" svg:height="0.39882in" presentation:class="page-number" presentation:placeholder="false">
        <draw:text-box>
          <text:p text:style-name="a873" text:class-names="" text:cond-style-name=""><text:span text:style-name="a871" text:class-names=""><text:page-number style:num-format="1" text:fixed="false"/></text:span><text:span text:style-name="a872" text:class-names=""/></text:p>
        </draw:text-box>
        <svg:title/>
        <svg:desc/>
      </draw:frame>
      <presentation:notes style:page-layout-name="pageLayout2" draw:style-name="a891">
        <draw:page-thumbnail svg:x="1.21063in" svg:y="0.88858in" svg:width="5.84567in" svg:height="4.38425in" presentation:class="page" draw:id="id5" presentation:style-name="a875" draw:name="Slide Image Placeholder 1">
          <svg:title/>
          <svg:desc/>
        </draw:page-thumbnail>
        <draw:frame draw:id="id6" presentation:style-name="a878" draw:name="Notes Placeholder 2" svg:x="0.82677in" svg:y="5.55394in" svg:width="6.61378in" svg:height="5.26142in" presentation:class="notes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1" draw:name="Header Placeholder 3" svg:x="0in" svg:y="0in" svg:width="3.5878in" svg:height="0.58425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4" draw:name="Date Placeholder 4" svg:x="4.67953in" svg:y="0in" svg:width="3.5878in" svg:height="0.58425in" presentation:class="date-time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9" presentation:style-name="a887" draw:name="Footer Placeholder 5" svg:x="0in" svg:y="11.10827in" svg:width="3.5878in" svg:height="0.58425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10" presentation:style-name="a890" draw:name="Slide Number Placeholder 6" svg:x="4.67953in" svg:y="11.10827in" svg:width="3.5878in" svg:height="0.58425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92">
      <draw:frame draw:id="id96" presentation:style-name="a896" draw:name="Title 1" svg:x="0.9184in" svg:y="0.39931in" svg:width="11.5in" svg:height="1.44965in" presentation:class="title" presentation:placeholder="false">
        <draw:text-box>
          <text:p text:style-name="a895" text:class-names="" text:cond-style-name=""><text:span text:style-name="a893" text:class-names="">Click to edit Master title style</text:span><text:span text:style-name="a894" text:class-names=""/></text:p>
        </draw:text-box>
        <svg:title/>
        <svg:desc/>
      </draw:frame>
      <draw:frame draw:id="id97" presentation:style-name="a900" draw:name="Text Placeholder 2" svg:x="0.9184in" svg:y="1.83854in" svg:width="5.64062in" svg:height="0.90104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</draw:text-box>
        <svg:title/>
        <svg:desc/>
      </draw:frame>
      <draw:frame draw:id="id98" presentation:style-name="a917" draw:name="Content Placeholder 3" svg:x="0.9184in" svg:y="2.73958in" svg:width="5.64062in" svg:height="4.02951in" presentation:class="object" presentation:placeholder="false">
        <draw:text-box>
          <text:list text:style-name="a903">
            <text:list-item>
              <text:p text:style-name="a902" text:class-names="" text:cond-style-name=""><text:span text:style-name="a901" text:class-names="">Click to edit Master text styles</text:span></text:p>
            </text:list-item>
          </text:list>
          <text:list text:style-name="a906">
            <text:list-item>
              <text:list text:style-name="a906">
                <text:list-item>
                  <text:p text:style-name="a905" text:class-names="" text:cond-style-name=""><text:span text:style-name="a904" text:class-names="">Second level</text:span></text:p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p text:style-name="a908" text:class-names="" text:cond-style-name=""><text:span text:style-name="a907" text:class-names="">Third level</text:span></text:p>
                    </text:list-item>
                  </text:list>
                </text:list-item>
              </text:list>
            </text:list-item>
          </text:list>
          <text:list text:style-name="a912">
            <text:list-item>
              <text:list text:style-name="a912">
                <text:list-item>
                  <text:list text:style-name="a912">
                    <text:list-item>
                      <text:list text:style-name="a912">
                        <text:list-item>
                          <text:p text:style-name="a911" text:class-names="" text:cond-style-name=""><text:span text:style-name="a9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6">
            <text:list-item>
              <text:list text:style-name="a916">
                <text:list-item>
                  <text:list text:style-name="a916">
                    <text:list-item>
                      <text:list text:style-name="a916">
                        <text:list-item>
                          <text:list text:style-name="a916">
                            <text:list-item>
                              <text:p text:style-name="a915" text:class-names="" text:cond-style-name=""><text:span text:style-name="a913" text:class-names="">Fifth level</text:span><text:span text:style-name="a9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921" draw:name="Text Placeholder 4" svg:x="6.75in" svg:y="1.83854in" svg:width="5.6684in" svg:height="0.90104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</draw:text-box>
        <svg:title/>
        <svg:desc/>
      </draw:frame>
      <draw:frame draw:id="id100" presentation:style-name="a938" draw:name="Content Placeholder 5" svg:x="6.75in" svg:y="2.73958in" svg:width="5.6684in" svg:height="4.02951in" presentation:class="object" presentation:placeholder="false">
        <draw:text-box>
          <text:list text:style-name="a924">
            <text:list-item>
              <text:p text:style-name="a923" text:class-names="" text:cond-style-name=""><text:span text:style-name="a922" text:class-names="">Click to edit Master text styles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943" draw:name="Date Placeholder 6" svg:x="0.91654in" svg:y="6.95157in" svg:width="2.99961in" svg:height="0.39882in" presentation:class="date-time" presentation:placeholder="false">
        <draw:text-box>
          <text:p text:style-name="a942" text:class-names="" text:cond-style-name=""><text:span text:style-name="a939" text:class-names=""><text:date text:fixed="false" style:data-style-name="a940">2016/10/7</text:date></text:span><text:span text:style-name="a941" text:class-names=""/></text:p>
        </draw:text-box>
        <svg:title/>
        <svg:desc/>
      </draw:frame>
      <draw:frame draw:id="id102" presentation:style-name="a946" draw:name="Footer Placeholder 7" svg:x="4.41653in" svg:y="6.95157in" svg:width="4.49961in" svg:height="0.39882in" presentation:class="footer" presentation:placeholder="false">
        <draw:text-box>
          <text:p text:style-name="a945" text:class-names="" text:cond-style-name=""><text:span text:style-name="a944" text:class-names=""/></text:p>
        </draw:text-box>
        <svg:title/>
        <svg:desc/>
      </draw:frame>
      <draw:frame draw:id="id103" presentation:style-name="a950" draw:name="Slide Number Placeholder 8" svg:x="9.41654in" svg:y="6.95157in" svg:width="2.99961in" svg:height="0.39882in" presentation:class="page-number" presentation:placeholder="false">
        <draw:text-box>
          <text:p text:style-name="a949" text:class-names="" text:cond-style-name=""><text:span text:style-name="a947" text:class-names=""><text:page-number style:num-format="1" text:fixed="false"/></text:span><text:span text:style-name="a948" text:class-names=""/></text:p>
        </draw:text-box>
        <svg:title/>
        <svg:desc/>
      </draw:frame>
      <presentation:notes style:page-layout-name="pageLayout2" draw:style-name="a967">
        <draw:page-thumbnail svg:x="1.21063in" svg:y="0.88858in" svg:width="5.84567in" svg:height="4.38425in" presentation:class="page" draw:id="id5" presentation:style-name="a951" draw:name="Slide Image Placeholder 1">
          <svg:title/>
          <svg:desc/>
        </draw:page-thumbnail>
        <draw:frame draw:id="id6" presentation:style-name="a954" draw:name="Notes Placeholder 2" svg:x="0.82677in" svg:y="5.55394in" svg:width="6.61378in" svg:height="5.26142in" presentation:class="notes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7" presentation:style-name="a957" draw:name="Header Placeholder 3" svg:x="0in" svg:y="0in" svg:width="3.5878in" svg:height="0.58425in" presentation:class="head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8" presentation:style-name="a960" draw:name="Date Placeholder 4" svg:x="4.67953in" svg:y="0in" svg:width="3.5878in" svg:height="0.58425in" presentation:class="date-time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9" presentation:style-name="a963" draw:name="Footer Placeholder 5" svg:x="0in" svg:y="11.10827in" svg:width="3.5878in" svg:height="0.58425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0" presentation:style-name="a966" draw:name="Slide Number Placeholder 6" svg:x="4.67953in" svg:y="11.10827in" svg:width="3.5878in" svg:height="0.58425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68">
      <draw:frame draw:id="id104" presentation:style-name="a972" draw:name="Title 1" svg:x="0.91654in" svg:y="0.39921in" svg:width="11.49961in" svg:height="1.44921in" presentation:class="title" presentation:placeholder="false">
        <draw:text-box>
          <text:p text:style-name="a971" text:class-names="" text:cond-style-name=""><text:span text:style-name="a969" text:class-names="">Click to edit Master title style</text:span><text:span text:style-name="a970" text:class-names=""/></text:p>
        </draw:text-box>
        <svg:title/>
        <svg:desc/>
      </draw:frame>
      <draw:frame draw:id="id105" presentation:style-name="a977" draw:name="Date Placeholder 2" svg:x="0.91654in" svg:y="6.95157in" svg:width="2.99961in" svg:height="0.39882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2016/10/7</text:date></text:span><text:span text:style-name="a975" text:class-names=""/></text:p>
        </draw:text-box>
        <svg:title/>
        <svg:desc/>
      </draw:frame>
      <draw:frame draw:id="id106" presentation:style-name="a980" draw:name="Footer Placeholder 3" svg:x="4.41653in" svg:y="6.95157in" svg:width="4.49961in" svg:height="0.39882in" presentation:class="footer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07" presentation:style-name="a984" draw:name="Slide Number Placeholder 4" svg:x="9.41654in" svg:y="6.95157in" svg:width="2.99961in" svg:height="0.39882in" presentation:class="page-number" presentation:placeholder="false">
        <draw:text-box>
          <text:p text:style-name="a983" text:class-names="" text:cond-style-name=""><text:span text:style-name="a981" text:class-names=""><text:page-number style:num-format="1" text:fixed="false"/></text:span><text:span text:style-name="a982" text:class-names=""/></text:p>
        </draw:text-box>
        <svg:title/>
        <svg:desc/>
      </draw:frame>
      <presentation:notes style:page-layout-name="pageLayout2" draw:style-name="a1001">
        <draw:page-thumbnail svg:x="1.21063in" svg:y="0.88858in" svg:width="5.84567in" svg:height="4.38425in" presentation:class="page" draw:id="id5" presentation:style-name="a985" draw:name="Slide Image Placeholder 1">
          <svg:title/>
          <svg:desc/>
        </draw:page-thumbnail>
        <draw:frame draw:id="id6" presentation:style-name="a988" draw:name="Notes Placeholder 2" svg:x="0.82677in" svg:y="5.55394in" svg:width="6.61378in" svg:height="5.26142in" presentation:class="notes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7" presentation:style-name="a991" draw:name="Header Placeholder 3" svg:x="0in" svg:y="0in" svg:width="3.5878in" svg:height="0.58425in" presentation:class="head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8" presentation:style-name="a994" draw:name="Date Placeholder 4" svg:x="4.67953in" svg:y="0in" svg:width="3.5878in" svg:height="0.58425in" presentation:class="date-time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9" presentation:style-name="a997" draw:name="Footer Placeholder 5" svg:x="0in" svg:y="11.10827in" svg:width="3.5878in" svg:height="0.58425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0" presentation:style-name="a1000" draw:name="Slide Number Placeholder 6" svg:x="4.67953in" svg:y="11.10827in" svg:width="3.5878in" svg:height="0.58425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02">
      <draw:frame draw:id="id108" presentation:style-name="a1007" draw:name="Date Placeholder 1" svg:x="0.91654in" svg:y="6.95157in" svg:width="2.99961in" svg:height="0.39882in" presentation:class="date-time" presentation:placeholder="false">
        <draw:text-box>
          <text:p text:style-name="a1006" text:class-names="" text:cond-style-name=""><text:span text:style-name="a1003" text:class-names=""><text:date text:fixed="false" style:data-style-name="a1004">2016/10/7</text:date></text:span><text:span text:style-name="a1005" text:class-names=""/></text:p>
        </draw:text-box>
        <svg:title/>
        <svg:desc/>
      </draw:frame>
      <draw:frame draw:id="id109" presentation:style-name="a1010" draw:name="Footer Placeholder 2" svg:x="4.41653in" svg:y="6.95157in" svg:width="4.49961in" svg:height="0.39882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10" presentation:style-name="a1014" draw:name="Slide Number Placeholder 3" svg:x="9.41654in" svg:y="6.95157in" svg:width="2.99961in" svg:height="0.39882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/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5" presentation:style-name="a1015" draw:name="Slide Image Placeholder 1">
          <svg:title/>
          <svg:desc/>
        </draw:page-thumbnail>
        <draw:frame draw:id="id6" presentation:style-name="a1018" draw:name="Notes Placeholder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7" presentation:style-name="a1021" draw:name="Header Placeholder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8" presentation:style-name="a1024" draw:name="Date Placeholder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9" presentation:style-name="a1027" draw:name="Footer Placeholder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0" presentation:style-name="a1030" draw:name="Slide Number Placeholder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32">
      <draw:frame draw:id="id111" presentation:style-name="a1036" draw:name="Title 1" svg:x="0.9184in" svg:y="0.5in" svg:width="4.30035in" svg:height="1.75in" presentation:class="title" presentation:placeholder="false">
        <draw:text-box>
          <text:p text:style-name="a1035" text:class-names="" text:cond-style-name=""><text:span text:style-name="a1033" text:class-names="">Click to edit Master title style</text:span><text:span text:style-name="a1034" text:class-names=""/></text:p>
        </draw:text-box>
        <svg:title/>
        <svg:desc/>
      </draw:frame>
      <draw:frame draw:id="id112" presentation:style-name="a1053" draw:name="Content Placeholder 2" svg:x="5.6684in" svg:y="1.07986in" svg:width="6.75in" svg:height="5.32986in" presentation:class="object" presentation:placeholder="false">
        <draw:text-box>
          <text:list text:style-name="a1039">
            <text:list-item>
              <text:p text:style-name="a1038" text:class-names="" text:cond-style-name=""><text:span text:style-name="a1037" text:class-names="">Click to edit Master text styles</text:span></text:p>
            </text:list-item>
          </text:list>
          <text:list text:style-name="a1042">
            <text:list-item>
              <text:list text:style-name="a1042">
                <text:list-item>
                  <text:p text:style-name="a1041" text:class-names="" text:cond-style-name=""><text:span text:style-name="a1040" text:class-names="">Second level</text:span></text:p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p text:style-name="a1044" text:class-names="" text:cond-style-name=""><text:span text:style-name="a10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list text:style-name="a1048">
                        <text:list-item>
                          <text:p text:style-name="a1047" text:class-names="" text:cond-style-name=""><text:span text:style-name="a10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list text:style-name="a1052">
                            <text:list-item>
                              <text:p text:style-name="a1051" text:class-names="" text:cond-style-name=""><text:span text:style-name="a1049" text:class-names="">Fifth level</text:span><text:span text:style-name="a10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57" draw:name="Text Placeholder 3" svg:x="0.9184in" svg:y="2.25in" svg:width="4.30035in" svg:height="4.1684in" presentation:class="outline" presentation:placeholder="false">
        <draw:text-box>
          <text:list text:style-name="a1056">
            <text:list-item>
              <text:p text:style-name="a1055" text:class-names="" text:cond-style-name=""><text:span text:style-name="a1054" text:class-names="">Click to edit Master text styles</text:span></text:p>
            </text:list-item>
          </text:list>
        </draw:text-box>
        <svg:title/>
        <svg:desc/>
      </draw:frame>
      <draw:frame draw:id="id114" presentation:style-name="a1062" draw:name="Date Placeholder 4" svg:x="0.91654in" svg:y="6.95157in" svg:width="2.99961in" svg:height="0.39882in" presentation:class="date-time" presentation:placeholder="false">
        <draw:text-box>
          <text:p text:style-name="a1061" text:class-names="" text:cond-style-name=""><text:span text:style-name="a1058" text:class-names=""><text:date text:fixed="false" style:data-style-name="a1059">2016/10/7</text:date></text:span><text:span text:style-name="a1060" text:class-names=""/></text:p>
        </draw:text-box>
        <svg:title/>
        <svg:desc/>
      </draw:frame>
      <draw:frame draw:id="id115" presentation:style-name="a1065" draw:name="Footer Placeholder 5" svg:x="4.41653in" svg:y="6.95157in" svg:width="4.49961in" svg:height="0.39882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16" presentation:style-name="a1069" draw:name="Slide Number Placeholder 6" svg:x="9.41654in" svg:y="6.95157in" svg:width="2.99961in" svg:height="0.39882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</draw:text-box>
        <svg:title/>
        <svg:desc/>
      </draw:frame>
      <presentation:notes style:page-layout-name="pageLayout2" draw:style-name="a1086">
        <draw:page-thumbnail svg:x="1.21063in" svg:y="0.88858in" svg:width="5.84567in" svg:height="4.38425in" presentation:class="page" draw:id="id5" presentation:style-name="a1070" draw:name="Slide Image Placeholder 1">
          <svg:title/>
          <svg:desc/>
        </draw:page-thumbnail>
        <draw:frame draw:id="id6" presentation:style-name="a1073" draw:name="Notes Placeholder 2" svg:x="0.82677in" svg:y="5.55394in" svg:width="6.61378in" svg:height="5.26142in" presentation:class="notes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7" presentation:style-name="a1076" draw:name="Header Placeholder 3" svg:x="0in" svg:y="0in" svg:width="3.5878in" svg:height="0.58425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8" presentation:style-name="a1079" draw:name="Date Placeholder 4" svg:x="4.67953in" svg:y="0in" svg:width="3.5878in" svg:height="0.58425in" presentation:class="date-time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9" presentation:style-name="a1082" draw:name="Footer Placeholder 5" svg:x="0in" svg:y="11.10827in" svg:width="3.5878in" svg:height="0.58425in" presentation:class="footer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10" presentation:style-name="a1085" draw:name="Slide Number Placeholder 6" svg:x="4.67953in" svg:y="11.10827in" svg:width="3.5878in" svg:height="0.58425in" presentation:class="page-number" presentation:placeholder="false">
          <draw:text-box>
            <text:p text:style-name="a1084" text:class-names="" text:cond-style-name=""><text:span text:style-name="a10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87">
      <draw:frame draw:id="id117" presentation:style-name="a1091" draw:name="Title 1" svg:x="0.9184in" svg:y="0.5in" svg:width="4.30035in" svg:height="1.75in" presentation:class="title" presentation:placeholder="false">
        <draw:text-box>
          <text:p text:style-name="a1090" text:class-names="" text:cond-style-name=""><text:span text:style-name="a1088" text:class-names="">Click to edit Master title style</text:span><text:span text:style-name="a1089" text:class-names=""/></text:p>
        </draw:text-box>
        <svg:title/>
        <svg:desc/>
      </draw:frame>
      <draw:frame draw:id="id118" presentation:style-name="a1094" draw:name="Picture Placeholder 2" svg:x="5.6684in" svg:y="1.07986in" svg:width="6.75in" svg:height="5.32986in" presentation:class="graphic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19" presentation:style-name="a1098" draw:name="Text Placeholder 3" svg:x="0.9184in" svg:y="2.25in" svg:width="4.30035in" svg:height="4.1684in" presentation:class="outline" presentation:placeholder="false">
        <draw:text-box>
          <text:list text:style-name="a1097">
            <text:list-item>
              <text:p text:style-name="a1096" text:class-names="" text:cond-style-name=""><text:span text:style-name="a1095" text:class-names="">Click to edit Master text styles</text:span></text:p>
            </text:list-item>
          </text:list>
        </draw:text-box>
        <svg:title/>
        <svg:desc/>
      </draw:frame>
      <draw:frame draw:id="id120" presentation:style-name="a1103" draw:name="Date Placeholder 4" svg:x="0.91654in" svg:y="6.95157in" svg:width="2.99961in" svg:height="0.39882in" presentation:class="date-time" presentation:placeholder="false">
        <draw:text-box>
          <text:p text:style-name="a1102" text:class-names="" text:cond-style-name=""><text:span text:style-name="a1099" text:class-names=""><text:date text:fixed="false" style:data-style-name="a1100">2016/10/7</text:date></text:span><text:span text:style-name="a1101" text:class-names=""/></text:p>
        </draw:text-box>
        <svg:title/>
        <svg:desc/>
      </draw:frame>
      <draw:frame draw:id="id121" presentation:style-name="a1106" draw:name="Footer Placeholder 5" svg:x="4.41653in" svg:y="6.95157in" svg:width="4.49961in" svg:height="0.39882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22" presentation:style-name="a1110" draw:name="Slide Number Placeholder 6" svg:x="9.41654in" svg:y="6.95157in" svg:width="2.99961in" svg:height="0.39882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28">
      <draw:frame draw:id="id123" presentation:style-name="a1132" draw:name="Title 1" svg:x="0.91654in" svg:y="0.39921in" svg:width="11.49961in" svg:height="1.44921in" presentation:class="title" presentation:placeholder="false">
        <draw:text-box>
          <text:p text:style-name="a1131" text:class-names="" text:cond-style-name=""><text:span text:style-name="a1129" text:class-names="">Click to edit Master title style</text:span><text:span text:style-name="a1130" text:class-names=""/></text:p>
        </draw:text-box>
        <svg:title/>
        <svg:desc/>
      </draw:frame>
      <draw:frame draw:id="id124" presentation:style-name="a1149" draw:name="Vertical Text Placeholder 2" svg:x="0.91654in" svg:y="1.99646in" svg:width="5.66614in" svg:height="4.75827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1154" draw:name="Date Placeholder 3" svg:x="0.91654in" svg:y="6.95157in" svg:width="2.99961in" svg:height="0.39882in" presentation:class="date-time" presentation:placeholder="false">
        <draw:text-box>
          <text:p text:style-name="a1153" text:class-names="" text:cond-style-name=""><text:span text:style-name="a1150" text:class-names=""><text:date text:fixed="false" style:data-style-name="a1151">2016/10/7</text:date></text:span><text:span text:style-name="a1152" text:class-names=""/></text:p>
        </draw:text-box>
        <svg:title/>
        <svg:desc/>
      </draw:frame>
      <draw:frame draw:id="id126" presentation:style-name="a1157" draw:name="Footer Placeholder 4" svg:x="4.41653in" svg:y="6.95157in" svg:width="4.49961in" svg:height="0.39882in" presentation:class="footer" presentation:placeholder="false">
        <draw:text-box>
          <text:p text:style-name="a1156" text:class-names="" text:cond-style-name=""><text:span text:style-name="a1155" text:class-names=""/></text:p>
        </draw:text-box>
        <svg:title/>
        <svg:desc/>
      </draw:frame>
      <draw:frame draw:id="id127" presentation:style-name="a1161" draw:name="Slide Number Placeholder 5" svg:x="9.41654in" svg:y="6.95157in" svg:width="2.99961in" svg:height="0.39882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/></text:span><text:span text:style-name="a1159" text:class-names=""/></text:p>
        </draw:text-box>
        <svg:title/>
        <svg:desc/>
      </draw:frame>
      <presentation:notes style:page-layout-name="pageLayout2" draw:style-name="a1178">
        <draw:page-thumbnail svg:x="1.21063in" svg:y="0.88858in" svg:width="5.84567in" svg:height="4.38425in" presentation:class="page" draw:id="id5" presentation:style-name="a1162" draw:name="Slide Image Placeholder 1">
          <svg:title/>
          <svg:desc/>
        </draw:page-thumbnail>
        <draw:frame draw:id="id6" presentation:style-name="a1165" draw:name="Notes Placeholder 2" svg:x="0.82677in" svg:y="5.55394in" svg:width="6.61378in" svg:height="5.26142in" presentation:class="notes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7" presentation:style-name="a1168" draw:name="Header Placeholder 3" svg:x="0in" svg:y="0in" svg:width="3.5878in" svg:height="0.58425in" presentation:class="head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8" presentation:style-name="a1171" draw:name="Date Placeholder 4" svg:x="4.67953in" svg:y="0in" svg:width="3.5878in" svg:height="0.58425in" presentation:class="date-time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9" presentation:style-name="a1174" draw:name="Footer Placeholder 5" svg:x="0in" svg:y="11.10827in" svg:width="3.5878in" svg:height="0.58425in" presentation:class="footer" presentation:placeholder="false">
          <draw:text-box>
            <text:p text:style-name="a1173" text:class-names="" text:cond-style-name=""><text:span text:style-name="a1172" text:class-names=""/></text:p>
          </draw:text-box>
          <svg:title/>
          <svg:desc/>
        </draw:frame>
        <draw:frame draw:id="id10" presentation:style-name="a1177" draw:name="Slide Number Placeholder 6" svg:x="4.67953in" svg:y="11.10827in" svg:width="3.5878in" svg:height="0.58425in" presentation:class="page-number" presentation:placeholder="false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79">
      <draw:frame draw:id="id128" presentation:style-name="a1183" draw:name="Vertical Title 1" svg:x="9.54167in" svg:y="0.39931in" svg:width="2.875in" svg:height="6.3559in" presentation:class="title" presentation:placeholder="false">
        <draw:text-box>
          <text:p text:style-name="a1182" text:class-names="" text:cond-style-name=""><text:span text:style-name="a1180" text:class-names="">Click to edit Master title style</text:span><text:span text:style-name="a1181" text:class-names=""/></text:p>
        </draw:text-box>
        <svg:title/>
        <svg:desc/>
      </draw:frame>
      <draw:frame draw:id="id129" presentation:style-name="a1200" draw:name="Vertical Text Placeholder 2" svg:x="0.91667in" svg:y="0.39931in" svg:width="8.45833in" svg:height="6.3559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  <text:list text:style-name="a1189">
            <text:list-item>
              <text:list text:style-name="a1189">
                <text:list-item>
                  <text:p text:style-name="a1188" text:class-names="" text:cond-style-name=""><text:span text:style-name="a1187" text:class-names="">Second level</text:span></text:p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p text:style-name="a1191" text:class-names="" text:cond-style-name=""><text:span text:style-name="a1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5">
            <text:list-item>
              <text:list text:style-name="a1195">
                <text:list-item>
                  <text:list text:style-name="a1195">
                    <text:list-item>
                      <text:list text:style-name="a1195">
                        <text:list-item>
                          <text:p text:style-name="a1194" text:class-names="" text:cond-style-name=""><text:span text:style-name="a1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list text:style-name="a1199">
                            <text:list-item>
                              <text:p text:style-name="a1198" text:class-names="" text:cond-style-name=""><text:span text:style-name="a1196" text:class-names="">Fifth level</text:span><text:span text:style-name="a1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205" draw:name="Date Placeholder 3" svg:x="0.91654in" svg:y="6.95157in" svg:width="2.99961in" svg:height="0.39882in" presentation:class="date-time" presentation:placeholder="false">
        <draw:text-box>
          <text:p text:style-name="a1204" text:class-names="" text:cond-style-name=""><text:span text:style-name="a1201" text:class-names=""><text:date text:fixed="false" style:data-style-name="a1202">2016/10/7</text:date></text:span><text:span text:style-name="a1203" text:class-names=""/></text:p>
        </draw:text-box>
        <svg:title/>
        <svg:desc/>
      </draw:frame>
      <draw:frame draw:id="id131" presentation:style-name="a1208" draw:name="Footer Placeholder 4" svg:x="4.41653in" svg:y="6.95157in" svg:width="4.49961in" svg:height="0.39882in" presentation:class="footer" presentation:placeholder="false">
        <draw:text-box>
          <text:p text:style-name="a1207" text:class-names="" text:cond-style-name=""><text:span text:style-name="a1206" text:class-names=""/></text:p>
        </draw:text-box>
        <svg:title/>
        <svg:desc/>
      </draw:frame>
      <draw:frame draw:id="id132" presentation:style-name="a1212" draw:name="Slide Number Placeholder 5" svg:x="9.41654in" svg:y="6.95157in" svg:width="2.99961in" svg:height="0.39882in" presentation:class="page-number" presentation:placeholder="false">
        <draw:text-box>
          <text:p text:style-name="a1211" text:class-names="" text:cond-style-name=""><text:span text:style-name="a1209" text:class-names=""><text:page-number style:num-format="1" text:fixed="false"/></text:span><text:span text:style-name="a1210" text:class-names=""/></text:p>
        </draw:text-box>
        <svg:title/>
        <svg:desc/>
      </draw:frame>
      <presentation:notes style:page-layout-name="pageLayout2" draw:style-name="a1229">
        <draw:page-thumbnail svg:x="1.21063in" svg:y="0.88858in" svg:width="5.84567in" svg:height="4.38425in" presentation:class="page" draw:id="id5" presentation:style-name="a1213" draw:name="Slide Image Placeholder 1">
          <svg:title/>
          <svg:desc/>
        </draw:page-thumbnail>
        <draw:frame draw:id="id6" presentation:style-name="a1216" draw:name="Notes Placeholder 2" svg:x="0.82677in" svg:y="5.55394in" svg:width="6.61378in" svg:height="5.26142in" presentation:class="notes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7" presentation:style-name="a1219" draw:name="Header Placeholder 3" svg:x="0in" svg:y="0in" svg:width="3.5878in" svg:height="0.58425in" presentation:class="head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8" presentation:style-name="a1222" draw:name="Date Placeholder 4" svg:x="4.67953in" svg:y="0in" svg:width="3.5878in" svg:height="0.58425in" presentation:class="date-time" presentation:placeholder="false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9" presentation:style-name="a1225" draw:name="Footer Placeholder 5" svg:x="0in" svg:y="11.10827in" svg:width="3.5878in" svg:height="0.58425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0" presentation:style-name="a1228" draw:name="Slide Number Placeholder 6" svg:x="4.67953in" svg:y="11.10827in" svg:width="3.5878in" svg:height="0.58425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30">
      <draw:frame draw:id="id133" presentation:style-name="a1233" draw:name="Header Placeholder 1" svg:x="0in" svg:y="0in" svg:width="3.5878in" svg:height="0.58425in" presentation:class="head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34" presentation:style-name="a1236" draw:name="Date Placeholder 2" svg:x="4.67953in" svg:y="0in" svg:width="3.5878in" svg:height="0.58425in" presentation:class="date-time" presentation:placeholder="false">
        <draw:text-box>
          <text:p text:style-name="a1235" text:class-names="" text:cond-style-name=""><text:span text:style-name="a1234" text:class-names=""/></text:p>
        </draw:text-box>
        <svg:title/>
        <svg:desc/>
      </draw:frame>
      <draw:frame draw:id="id135" presentation:style-name="a1239" draw:name="Footer Placeholder 3" svg:x="0in" svg:y="11.10827in" svg:width="3.5878in" svg:height="0.58425in" presentation:class="footer" presentation:placeholder="false">
        <draw:text-box>
          <text:p text:style-name="a1238" text:class-names="" text:cond-style-name=""><text:span text:style-name="a1237" text:class-names=""/></text:p>
        </draw:text-box>
        <svg:title/>
        <svg:desc/>
      </draw:frame>
      <draw:frame draw:id="id136" presentation:style-name="a1242" draw:name="Slide Number Placeholder 4" svg:x="4.67953in" svg:y="11.10827in" svg:width="3.5878in" svg:height="0.58425in" presentation:class="page-number" presentation:placeholder="false">
        <draw:text-box>
          <text:p text:style-name="a1241" text:class-names="" text:cond-style-name=""><text:span text:style-name="a124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upp nr: </dc:title>
    <meta:initial-creator>henrikbe</meta:initial-creator>
    <dc:creator>Hedman, Nina /External</dc:creator>
    <meta:creation-date>2016-10-07T07:01:15Z</meta:creation-date>
    <dc:date>2016-10-07T14:39:08Z</dc:date>
    <meta:editing-cycles>12</meta:editing-cycles>
    <meta:editing-duration>PT1578S</meta:editing-duration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16" meta:word-count="41"/>
  </office:meta>
</office:document-meta>
</file>